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tandard" style:list-style-name="WWNum1"/>
    <style:style style:name="P3" style:family="paragraph" style:parent-style-name="Subtitle">
      <style:paragraph-properties fo:text-align="center" style:justify-single-word="false"/>
    </style:style>
    <style:style style:name="P4" style:family="paragraph" style:parent-style-name="Title">
      <style:paragraph-properties fo:text-align="center" style:justify-single-word="false"/>
    </style:style>
    <style:style style:name="P5" style:family="paragraph" style:parent-style-name="Title" style:master-page-name="Standard">
      <style:paragraph-properties style:page-number="1"/>
    </style:style>
    <style:style style:name="T1" style:family="text">
      <style:text-properties fo:font-size="33pt" style:font-size-asian="33pt" style:font-size-complex="33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2pt" fo:font-weight="bold" style:font-size-asian="12pt" style:font-weight-asian="bold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_s579y5mvwx9u"/></text:p>
      <text:p text:style-name="Title"><text:bookmark text:name="_z4yxg7ye021v"/></text:p>
      <text:p text:style-name="P4"><text:bookmark text:name="_c3e2ql7r6fh3"/><text:span text:style-name="T1">Aplicación X</text:span></text:p>
      <text:p text:style-name="P3"><text:bookmark text:name="_gon5qw3i3076"/><text:span text:style-name="T2">Manual de usuario</text:span></text:p>
      <text:h text:style-name="P1" text:outline-level="1"><text:bookmark text:name="_t5tjqdrjrmcz"/>Índice</text:h>
      <text:list xml:id="list522028452" text:style-name="WWNum1">
        <text:list-item>
          <text:p text:style-name="P2"><text:span text:style-name="T3">Introducción</text:span></text:p>
        </text:list-item>
      </text:list>
      <text:p text:style-name="Standard">Se justifica la necesidad de este proyecto y programa/s. Se explica qué se pretende resolver y la importancia de este software para un tipo de cliente potencial.</text:p>
      <text:list xml:id="list192109452786342" text:continue-numbering="true" text:style-name="WWNum1">
        <text:list-item>
          <text:p text:style-name="P2"><text:span text:style-name="T3">Requisitos mínimos</text:span></text:p>
          <text:list>
            <text:list-item>
              <text:p text:style-name="P2">Hardware</text:p>
            </text:list-item>
            <text:list-item>
              <text:p text:style-name="P2">SO</text:p>
            </text:list-item>
            <text:list-item>
              <text:p text:style-name="P2">Programas</text:p>
            </text:list-item>
            <text:list-item>
              <text:p text:style-name="P2">Configuración adicional (redes, seguridad, etc.)</text:p>
            </text:list-item>
          </text:list>
        </text:list-item>
        <text:list-item>
          <text:p text:style-name="P2"><text:span text:style-name="T3">Cómo instalar la aplicación</text:span></text:p>
        </text:list-item>
        <text:list-item>
          <text:p text:style-name="P2"><text:span text:style-name="T3">Cómo ejecutar la aplicación </text:span></text:p>
        </text:list-item>
        <text:list-item>
          <text:p text:style-name="P2"><text:span text:style-name="T3">Interfaz de la aplicación</text:span></text:p>
          <text:list>
            <text:list-item>
              <text:p text:style-name="P2">Login</text:p>
            </text:list-item>
            <text:list-item>
              <text:p text:style-name="P2">Registro</text:p>
            </text:list-item>
            <text:list-item>
              <text:p text:style-name="P2">…</text:p>
            </text:list-item>
          </text:list>
        </text:list-item>
        <text:list-item>
          <text:p text:style-name="P2"><text:span text:style-name="T3">Errores más comunes / FAQs</text:span></text:p>
          <text:list>
            <text:list-item>
              <text:p text:style-name="P2">Durante la instalación</text:p>
            </text:list-item>
            <text:list-item>
              <text:p text:style-name="P2">Durante la ejecución</text:p>
            </text:list-item>
          </text:list>
        </text:list-item>
        <text:list-item>
          <text:p text:style-name="P2"><text:span text:style-name="T3">Enlaces de interés</text:span></text:p>
        </text:list-item>
      </text:list>
      <text:p text:style-name="Standard">Quizás (y no siempre) es conveniente dejar un enlace o más, por ejemplo, a la web del desarrollador/empresa o repositorio de código (especialmente a la sección de issues).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es" style:country-asian="E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es" style:country-asian="E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creator>usuario</dc:creator>
    <meta:editing-cycles>2</meta:editing-cycles>
    <meta:creation-date>2022-02-22T22:58:00</meta:creation-date>
    <dc:date>2022-02-22T22:58:00</dc:date>
    <meta:editing-duration>P0D</meta:editing-duration>
    <meta:generator>LibreOffice/7.0.3.1$Windows_X86_64 LibreOffice_project/d7547858d014d4cf69878db179d326fc3483e082</meta:generator>
    <meta:document-statistic meta:table-count="0" meta:image-count="0" meta:object-count="0" meta:page-count="2" meta:paragraph-count="21" meta:word-count="117" meta:character-count="676" meta:non-whitespace-character-count="59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